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afel 15: Allen stießen an bedanken und Jojo stieß an entschuldigen. Allen Machen Jojo Komplimente für das Essen. Lena sagte Jojo privat sie denkt, dass Reza sie nicht mag. Jojo sagte Quatsch weil Reza sie anstarrte. Lena zeigte auf, dass Mark an Jojo auch starrte. Jojo entschuldigte Reza, und sagte, dass Lena ihm mit der Fahrradreperatur helfen wurde.</text:p>
      <text:p text:style-name="Standard"/>
      <text:p text:style-name="Standard">Stafel 16: Jojo hat wieder auf Ben gewartet und er ist wieder nicht gekommen. Sie rief Lena an und sagte, Alex kommt als Trost. Lena sagte, dass sie nichts über Fahrräder weisst, aber Jojo hatte keine Angst, weil Reza ein guter Mechaniker ist. Als Alex kommt an, sagte Jojo, dass ein Mann hat sie seit eine Stunde beobachet, aber Alex kennt ihn und sagte, dass er kein Stalker ist.</text:p>
      <text:p text:style-name="Standard"/>
      <text:p text:style-name="Standard">Stafel 17: Mark ist unzufrieden, dass Jojo Freunde mit Karla ist. Jojo sagte, dass Reza vielleicht Lena mag. Mark wurde sich einig, aber Reza ist viel zu betrieb mit dem Studium. Jojo schlug einen Ausflug nach Bonn (wo Ben ist) vor, aber Reza musste lernen, doch geht er als Jojo dass Lena mitkommen wird sagte.</text:p>
      <text:p text:style-name="Standard"/>
      <text:p text:style-name="Standard">Stafel 18: Mark Reza und Jojo holen Lena ab. Jojo geht nicht an die Tür, weil Lenas Eltern lange sprechen würden. Stattdessen geht Reza, teilweise denn Jojo will, dass er mit Lena spricht. Jojo sagte Mark, dass er wieder in der Uni gehen soll, aber er sagte bestimmt nicht. Reza trifft Lenas Mutter, die über ihn von Lena hörte. Als sie lassen wollte, wurde Marks Auto nicht sta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3-04T17:51:31.15</meta:creation-date>
    <meta:document-statistic meta:table-count="0" meta:image-count="0" meta:object-count="0" meta:page-count="1" meta:paragraph-count="4" meta:word-count="250" meta:character-count="1430"/>
    <dc:date>2016-03-04T18:34:19.80</dc:date>
    <dc:creator>Robert Ritchie</dc:creator>
    <meta:editing-duration>PT12M28S</meta:editing-duration>
    <meta:editing-cycles>1</meta:editing-cycles>
    <meta:generator>OpenOffice/4.1.1$Win32 OpenOffice.org_project/411m6$Build-9775</meta:generator>
  </office:meta>
</office:document-meta>
</file>